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65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 throat diameter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quivilent area</text:p>
          </table:table-cell>
          <table:table-cell table:formula="of:=((([.B2]/2)^2)*3.14)*[.B3]" office:value-type="float" office:value="0.02453125" calcext:value-type="float">
            <text:p>0.02453125</text:p>
          </table:table-cell>
          <table:table-cell office:value-type="string" calcext:value-type="string">
            <text:p>in^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quivilant single throat</text:p>
          </table:table-cell>
          <table:table-cell table:style-name="ce1" table:formula="of:=SQRT([.B5]/3.14)*2" office:value-type="float" office:value="0.176776695296637" calcext:value-type="float">
            <text:p>0.177</text:p>
          </table:table-cell>
          <table:table-cell office:value-type="string" calcext:value-type="string">
            <text:p>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03:20:04.7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0T08:09:00.406000000</meta:creation-date>
    <dc:date>2026-04-11T07:40:00.903000000</dc:date>
    <meta:editing-duration>PT2H22S</meta:editing-duration>
    <meta:editing-cycles>2</meta:editing-cycles>
    <meta:generator>LibreOffice/24.2.2.2$Windows_X86_64 LibreOffice_project/d56cc158d8a96260b836f100ef4b4ef25d6f1a01</meta:generator>
    <meta:document-statistic meta:table-count="1" meta:cell-count="11" meta:object-count="0"/>
  </office:meta>
</office:document-meta>
</file>